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ff3333" draw:marker-start-width="0.6cm" draw:marker-end-width="0.6cm" draw:fill="solid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2cm" svg:stroke-color="#6666ff" draw:marker-start-width="0.6cm" draw:marker-end-width="0.6cm" draw:fill="solid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5" style:family="graphic" style:parent-style-name="objectwithoutfill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0.988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51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1.594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0.955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0.777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5cm" fo:min-width="0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5cm" fo:min-width="1.369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1.369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1.94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2.5cm" svg:x="7.3cm" svg:y="5.1cm">
          <text:p text:style-name="P1">MCU-01</text:p>
          <text:p text:style-name="P1">(Nano328P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2.349cm" svg:height="5.6cm" svg:x="14.5cm" svg:y="17.9cm">
          <text:p text:style-name="P1">RTC</text:p>
          <text:p text:style-name="P1">Mem</text:p>
          <text:p text:style-name="P1"/>
          <text:p text:style-name="P1">Temp</text:p>
          <text:p text:style-name="P1"/>
          <text:p text:style-name="P1">Batte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controls" svg:width="4.5cm" svg:height="2.5cm" svg:x="7.5cm" svg:y="13.8cm">
          <text:p text:style-name="P1">MCU-03</text:p>
          <text:p text:style-name="P1">(Nano328P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controls" svg:width="2.349cm" svg:height="6.2cm" svg:x="3cm" svg:y="17.9cm">
          <text:p text:style-name="P1">Sound</text:p>
          <text:p text:style-name="P1"/>
          <text:p text:style-name="P1">S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cm" svg:height="0.9cm" svg:x="17.53cm" svg:y="8.901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cm" svg:height="0.9cm" svg:x="17.53cm" svg:y="7.601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cm" svg:height="0.9cm" svg:x="17.53cm" svg:y="10.201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cm" svg:height="0.9cm" svg:x="17.53cm" svg:y="11.501cm">
          <text:p text:style-name="P1">C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cm" svg:height="0.9cm" svg:x="17.53cm" svg:y="12.801cm">
          <text:p text:style-name="P1">C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controls" svg:width="2.349cm" svg:height="2.5cm" svg:x="13.763cm" svg:y="4.987cm">
          <text:p text:style-name="P1">LED</text:p>
          <text:p text:style-name="P1">Pan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2.349cm" svg:height="2.5cm" svg:x="6.8cm" svg:y="17.9cm">
          <text:p text:style-name="P1">S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2.349cm" svg:height="2.5cm" svg:x="6.8cm" svg:y="25cm">
          <text:p text:style-name="P1">Piez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2.349cm" svg:height="2.5cm" svg:x="6.8cm" svg:y="17.9cm">
          <text:p text:style-name="P1">S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2.349cm" svg:height="2.5cm" svg:x="10.6cm" svg:y="25cm">
          <text:p text:style-name="P1">IR</text:p>
          <draw:enhanced-geometry svg:viewBox="0 0 21600 21600" draw:type="rectangle" draw:enhanced-path="M 0 0 L 21600 0 21600 21600 0 21600 0 0 Z N"/>
        </draw:custom-shape>
        <draw:line draw:style-name="gr5" draw:text-style-name="P1" draw:layer="controls" svg:x1="8.1cm" svg:y1="16.3cm" svg:x2="8.1cm" svg:y2="17.8cm">
          <text:p/>
        </draw:line>
        <draw:line draw:style-name="gr5" draw:text-style-name="P1" draw:layer="controls" svg:x1="12cm" svg:y1="10.7cm" svg:x2="13.8cm" svg:y2="10.7cm">
          <text:p/>
        </draw:line>
        <draw:line draw:style-name="gr5" draw:text-style-name="P1" draw:layer="controls" svg:x1="16.1cm" svg:y1="10.7cm" svg:x2="17.5cm" svg:y2="13.2cm">
          <text:p/>
        </draw:line>
        <draw:line draw:style-name="gr5" draw:text-style-name="P1" draw:layer="controls" svg:x1="16.1cm" svg:y1="10.8cm" svg:x2="17.5cm" svg:y2="12.1cm">
          <text:p/>
        </draw:line>
        <draw:line draw:style-name="gr5" draw:text-style-name="P1" draw:layer="controls" svg:x1="17.5cm" svg:y1="9.3cm" svg:x2="16cm" svg:y2="10.7cm">
          <text:p/>
        </draw:line>
        <draw:line draw:style-name="gr5" draw:text-style-name="P1" draw:layer="controls" svg:x1="17.5cm" svg:y1="8.1cm" svg:x2="16.2cm" svg:y2="10.4cm">
          <text:p/>
        </draw:line>
        <draw:line draw:style-name="gr5" draw:text-style-name="P1" draw:layer="controls" svg:x1="16.1cm" svg:y1="10.7cm" svg:x2="17.4cm" svg:y2="10.7cm">
          <text:p/>
        </draw:line>
        <draw:line draw:style-name="gr5" draw:text-style-name="P1" draw:layer="controls" svg:x1="12cm" svg:y1="6.3cm" svg:x2="13.8cm" svg:y2="6.3cm">
          <text:p/>
        </draw:line>
        <draw:line draw:style-name="gr5" draw:text-style-name="P1" draw:layer="controls" svg:x1="5.6cm" svg:y1="10.7cm" svg:x2="7.4cm" svg:y2="10.7cm">
          <text:p/>
        </draw:line>
        <draw:line draw:style-name="gr5" draw:text-style-name="P1" draw:layer="controls" svg:x1="5.6cm" svg:y1="6.3cm" svg:x2="7.4cm" svg:y2="6.3cm">
          <text:p/>
        </draw:line>
        <draw:line draw:style-name="gr5" draw:text-style-name="P1" draw:layer="controls" svg:x1="5.6cm" svg:y1="15cm" svg:x2="7.4cm" svg:y2="15cm">
          <text:p/>
        </draw:line>
        <draw:line draw:style-name="gr5" draw:text-style-name="P1" draw:layer="controls" svg:x1="5.6cm" svg:y1="6.2cm" svg:x2="5.6cm" svg:y2="15.6cm">
          <text:p/>
        </draw:line>
        <draw:frame draw:style-name="gr6" draw:layer="controls" svg:width="1.488cm" svg:height="0.963cm" svg:x="4.9cm" svg:y="15.937cm">
          <draw:text-box>
            <text:p>I2C</text:p>
          </draw:text-box>
        </draw:frame>
        <draw:frame draw:style-name="gr7" draw:layer="controls" svg:width="1.526cm" svg:height="1.201cm" svg:x="12.1cm" svg:y="6.538cm">
          <draw:text-box>
            <text:p>SPI</text:p>
          </draw:text-box>
        </draw:frame>
        <draw:frame draw:style-name="gr8" draw:layer="controls" svg:width="2.094cm" svg:height="0.963cm" svg:x="11.9cm" svg:y="10.839cm">
          <draw:text-box>
            <text:p>GPIO</text:p>
          </draw:text-box>
        </draw:frame>
        <draw:line draw:style-name="gr5" draw:text-style-name="P1" draw:layer="controls" svg:x1="15.6cm" svg:y1="16.8cm" svg:x2="15.6cm" svg:y2="17.8cm">
          <text:p/>
        </draw:line>
        <draw:frame draw:style-name="gr6" draw:layer="controls" svg:width="1.488cm" svg:height="0.963cm" svg:x="15cm" svg:y="15.638cm">
          <draw:text-box>
            <text:p>I2C</text:p>
          </draw:text-box>
        </draw:frame>
        <draw:frame draw:style-name="gr7" draw:layer="controls" svg:width="1.526cm" svg:height="1.201cm" svg:x="8.2cm" svg:y="16.539cm">
          <draw:text-box>
            <text:p>SPI</text:p>
          </draw:text-box>
        </draw:frame>
        <draw:line draw:style-name="gr5" draw:text-style-name="P1" draw:layer="controls" svg:x1="16.8cm" svg:y1="22.5cm" svg:x2="18cm" svg:y2="22.5cm">
          <text:p/>
        </draw:line>
        <draw:line draw:style-name="gr5" draw:text-style-name="P1" draw:layer="controls" svg:x1="16.8cm" svg:y1="21cm" svg:x2="18cm" svg:y2="21cm">
          <text:p/>
        </draw:line>
        <draw:frame draw:style-name="gr9" draw:layer="controls" svg:width="1.455cm" svg:height="0.963cm" svg:x="17.9cm" svg:y="20.539cm">
          <draw:text-box>
            <text:p>1W</text:p>
          </draw:text-box>
        </draw:frame>
        <draw:frame draw:style-name="gr10" draw:layer="controls" svg:width="1.277cm" svg:height="0.963cm" svg:x="18.001cm" svg:y="22.04cm">
          <draw:text-box>
            <text:p>A0</text:p>
          </draw:text-box>
        </draw:frame>
        <draw:line draw:style-name="gr5" draw:text-style-name="P1" draw:layer="controls" svg:x1="12cm" svg:y1="15.9cm" svg:x2="13.2cm" svg:y2="15.9cm">
          <text:p/>
        </draw:line>
        <draw:line draw:style-name="gr5" draw:text-style-name="P1" draw:layer="controls" svg:x1="12cm" svg:y1="14.4cm" svg:x2="13.2cm" svg:y2="14.4cm">
          <text:p/>
        </draw:line>
        <draw:frame draw:style-name="gr9" draw:layer="controls" svg:width="1.455cm" svg:height="0.963cm" svg:x="13.1cm" svg:y="13.939cm">
          <draw:text-box>
            <text:p>1W</text:p>
          </draw:text-box>
        </draw:frame>
        <draw:frame draw:style-name="gr10" draw:layer="controls" svg:width="1.277cm" svg:height="0.963cm" svg:x="13.201cm" svg:y="15.44cm">
          <draw:text-box>
            <text:p>A0</text:p>
          </draw:text-box>
        </draw:frame>
        <draw:line draw:style-name="gr5" draw:text-style-name="P1" draw:layer="controls" svg:x1="11.4cm" svg:y1="16.3cm" svg:x2="11.4cm" svg:y2="17.8cm">
          <text:p/>
        </draw:line>
        <draw:frame draw:style-name="gr11" draw:layer="controls" svg:width="2.2cm" svg:height="1.675cm" svg:x="11.5cm" svg:y="16.539cm">
          <draw:text-box>
            <text:p>SER</text:p>
          </draw:text-box>
        </draw:frame>
        <draw:frame draw:style-name="gr11" draw:layer="controls" svg:width="2.2cm" svg:height="1.675cm" svg:x="11.5cm" svg:y="20.525cm">
          <draw:text-box>
            <text:p>SER</text:p>
          </draw:text-box>
        </draw:frame>
        <draw:line draw:style-name="gr5" draw:text-style-name="P1" draw:layer="controls" svg:x1="11.5cm" svg:y1="20.4cm" svg:x2="11.5cm" svg:y2="21.4cm">
          <text:p/>
        </draw:line>
        <draw:line draw:style-name="gr5" draw:text-style-name="P1" draw:layer="controls" svg:x1="13cm" svg:y1="26.201cm" svg:x2="14.2cm" svg:y2="26.201cm">
          <text:p/>
        </draw:line>
        <draw:frame draw:style-name="gr8" draw:layer="controls" svg:width="2.86cm" svg:height="1.665cm" svg:x="14.1cm" svg:y="25.74cm">
          <draw:text-box>
            <text:p>GPIO</text:p>
            <text:p>MCU-03</text:p>
          </draw:text-box>
        </draw:frame>
        <draw:line draw:style-name="gr5" draw:text-style-name="P1" draw:layer="controls" svg:x1="5.5cm" svg:y1="26.202cm" svg:x2="6.7cm" svg:y2="26.202cm">
          <text:p/>
        </draw:line>
        <draw:frame draw:style-name="gr8" draw:layer="controls" svg:width="2.86cm" svg:height="1.665cm" svg:x="3.2cm" svg:y="25.741cm">
          <draw:text-box>
            <text:p>GPIO</text:p>
            <text:p>MCU-02</text:p>
          </draw:text-box>
        </draw:frame>
        <draw:custom-shape draw:style-name="gr1" draw:text-style-name="P1" draw:layer="controls" svg:width="4.5cm" svg:height="2.5cm" svg:x="7.5cm" svg:y="9.5cm">
          <text:p text:style-name="P1">MCU-02</text:p>
          <text:p text:style-name="P1">(Nano168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2.349cm" svg:height="2.5cm" svg:x="13.763cm" svg:y="9.487cm">
          <text:p text:style-name="P1">R-<text:line-break/>Net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2.349cm" svg:height="2.5cm" svg:x="10.5cm" svg:y="17.9cm">
          <text:p text:style-name="P1">WiF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2.349cm" svg:height="2.5cm" svg:x="10.6cm" svg:y="21.6cm">
          <text:p text:style-name="P1">BT</text:p>
          <draw:enhanced-geometry svg:viewBox="0 0 21600 21600" draw:type="rectangle" draw:enhanced-path="M 0 0 L 21600 0 21600 21600 0 21600 0 0 Z N"/>
        </draw:custom-shape>
        <draw:frame draw:style-name="gr12" draw:layer="controls" svg:width="2.297cm" svg:height="1.675cm" svg:x="17.1cm" svg:y="18.438cm">
          <draw:text-box>
            <text:p>{0x68}</text:p>
            <text:p>{0x50}</text:p>
          </draw:text-box>
        </draw:frame>
        <draw:frame draw:style-name="gr13" draw:layer="controls" svg:width="2.297cm" svg:height="0.963cm" svg:x="2.8cm" svg:y="5.837cm">
          <draw:text-box>
            <text:p>{0x09}</text:p>
          </draw:text-box>
        </draw:frame>
        <draw:frame draw:style-name="gr13" draw:layer="controls" svg:width="2.297cm" svg:height="0.963cm" svg:x="2.801cm" svg:y="10.138cm">
          <draw:text-box>
            <text:p>{0x08}</text:p>
          </draw:text-box>
        </draw:frame>
        <draw:frame draw:style-name="gr14" draw:layer="controls" svg:width="2.864cm" svg:height="0.963cm" svg:x="2.802cm" svg:y="14.339cm">
          <draw:text-box>
            <text:p>{Master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MyDIY-07-schematic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3H36M35S</meta:editing-duration>
    <meta:editing-cycles>9</meta:editing-cycles>
    <meta:generator>OpenOffice/4.1.1$Win32 OpenOffice.org_project/411m6$Build-9775</meta:generator>
    <dc:date>2016-05-16T11:45:21.44</dc:date>
    <dc:creator>- -</dc:creator>
    <meta:document-statistic meta:object-count="56"/>
  </office:meta>
</office:document-meta>
</file>